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f3f" officeooo:paragraph-rsid="000bef3f"/>
    </style:style>
    <style:style style:name="P2" style:family="paragraph" style:parent-style-name="Standard">
      <style:text-properties officeooo:rsid="000bef3f" officeooo:paragraph-rsid="000cf898"/>
    </style:style>
    <style:style style:name="P3" style:family="paragraph" style:parent-style-name="Standard" style:list-style-name="L1">
      <style:text-properties officeooo:rsid="001076e5" officeooo:paragraph-rsid="001076e5"/>
    </style:style>
    <style:style style:name="P4" style:family="paragraph" style:parent-style-name="Standard">
      <style:text-properties officeooo:rsid="001076e5" officeooo:paragraph-rsid="000cf898"/>
    </style:style>
    <style:style style:name="T1" style:family="text">
      <style:text-properties officeooo:rsid="000cf8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rvice postgresql re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1:08:33.336775285</meta:creation-date>
    <dc:date>2022-01-26T15:55:46.589661078</dc:date>
    <meta:editing-duration>PT6H26M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26" meta:non-whitespace-character-count="24"/>
  </office:meta>
</office:document-meta>
</file>